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8.66" calcext:value-type="float">
            <text:p>88.66</text:p>
          </table:table-cell>
          <table:table-cell/>
          <table:table-cell table:style-name="ce2" office:value-type="float" office:value="81.64" calcext:value-type="float">
            <text:p>81.64</text:p>
          </table:table-cell>
          <table:table-cell/>
          <table:table-cell office:value-type="float" office:value="5" calcext:value-type="float">
            <text:p>5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81" calcext:value-type="float">
            <text:p>88.81</text:p>
          </table:table-cell>
          <table:table-cell/>
          <table:table-cell table:style-name="ce2" office:value-type="float" office:value="81.62" calcext:value-type="float">
            <text:p>81.62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89" calcext:value-type="float">
            <text:p>88.89</text:p>
          </table:table-cell>
          <table:table-cell/>
          <table:table-cell table:style-name="ce2" office:value-type="float" office:value="81" calcext:value-type="float">
            <text:p>81.00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92" calcext:value-type="float">
            <text:p>88.92</text:p>
          </table:table-cell>
          <table:table-cell/>
          <table:table-cell table:style-name="ce2" office:value-type="float" office:value="81.07" calcext:value-type="float">
            <text:p>81.07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93" calcext:value-type="float">
            <text:p>88.93</text:p>
          </table:table-cell>
          <table:table-cell/>
          <table:table-cell table:style-name="ce2" office:value-type="float" office:value="81.6" calcext:value-type="float">
            <text:p>81.60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74" calcext:value-type="float">
            <text:p>88.74</text:p>
          </table:table-cell>
          <table:table-cell/>
          <table:table-cell table:style-name="ce2" office:value-type="float" office:value="81.65" calcext:value-type="float">
            <text:p>81.65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92" calcext:value-type="float">
            <text:p>88.92</text:p>
          </table:table-cell>
          <table:table-cell/>
          <table:table-cell table:style-name="ce2" office:value-type="float" office:value="80.78" calcext:value-type="float">
            <text:p>80.78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93" calcext:value-type="float">
            <text:p>88.93</text:p>
          </table:table-cell>
          <table:table-cell/>
          <table:table-cell table:style-name="ce2" office:value-type="float" office:value="81.53" calcext:value-type="float">
            <text:p>81.53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94" calcext:value-type="float">
            <text:p>88.94</text:p>
          </table:table-cell>
          <table:table-cell/>
          <table:table-cell table:style-name="ce2" office:value-type="float" office:value="81.19" calcext:value-type="float">
            <text:p>81.19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8.95" calcext:value-type="float">
            <text:p>88.95</text:p>
          </table:table-cell>
          <table:table-cell/>
          <table:table-cell table:style-name="ce2" office:value-type="float" office:value="81.9" calcext:value-type="float">
            <text:p>81.90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88.869" calcext:value-type="float">
            <text:p>88.87</text:p>
          </table:table-cell>
          <table:table-cell/>
          <table:table-cell table:style-name="ce3" table:formula="of:=AVERAGE([.C2:.C11])" office:value-type="float" office:value="81.398" calcext:value-type="float">
            <text:p>81.40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4:30:23.399017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8T14:37:59.626552615</dc:date>
    <meta:editing-duration>PT1H26M6S</meta:editing-duration>
    <meta:editing-cycles>11</meta:editing-cycles>
    <meta:generator>LibreOffice/6.0.7.3$Linux_X86_64 LibreOffice_project/00m0$Build-3</meta:generator>
    <meta:document-statistic meta:table-count="1" meta:cell-count="34" meta:object-count="0"/>
  </office:meta>
</office:document-meta>
</file>